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f7bb" officeooo:paragraph-rsid="000cf7bb"/>
    </style:style>
    <style:style style:name="P2" style:family="paragraph" style:parent-style-name="Standard">
      <style:paragraph-properties fo:text-align="center" style:justify-single-word="false"/>
      <style:text-properties officeooo:rsid="000cf7bb" officeooo:paragraph-rsid="000cf7bb"/>
    </style:style>
    <style:style style:name="P3" style:family="paragraph" style:parent-style-name="Standard">
      <style:text-properties officeooo:rsid="000cf7bb" officeooo:paragraph-rsid="000f3a06"/>
    </style:style>
    <style:style style:name="P4" style:family="paragraph" style:parent-style-name="Standard">
      <style:text-properties officeooo:rsid="000cf7bb" officeooo:paragraph-rsid="001171e4"/>
    </style:style>
    <style:style style:name="P5" style:family="paragraph" style:parent-style-name="Standard">
      <style:text-properties fo:font-style="italic" officeooo:rsid="000cf7bb" officeooo:paragraph-rsid="000cf7bb" style:font-style-asian="italic" style:font-style-complex="italic"/>
    </style:style>
    <style:style style:name="P6" style:family="paragraph" style:parent-style-name="Standard">
      <style:text-properties officeooo:rsid="000f3a06" officeooo:paragraph-rsid="000f3a06"/>
    </style:style>
    <style:style style:name="P7" style:family="paragraph" style:parent-style-name="Standard">
      <style:text-properties officeooo:rsid="000f3a06" officeooo:paragraph-rsid="001171e4"/>
    </style:style>
    <style:style style:name="P8" style:family="paragraph" style:parent-style-name="Standard">
      <style:text-properties officeooo:rsid="00114a8d" officeooo:paragraph-rsid="000cf7bb"/>
    </style:style>
    <style:style style:name="P9" style:family="paragraph" style:parent-style-name="Standard">
      <style:text-properties officeooo:rsid="00114a8d" officeooo:paragraph-rsid="00114a8d"/>
    </style:style>
    <style:style style:name="P10" style:family="paragraph" style:parent-style-name="Standard">
      <style:text-properties officeooo:rsid="001171e4" officeooo:paragraph-rsid="001171e4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cf7bb"/>
    </style:style>
    <style:style style:name="T2" style:family="text">
      <style:text-properties officeooo:rsid="000dae35"/>
    </style:style>
    <style:style style:name="T3" style:family="text">
      <style:text-properties officeooo:rsid="000f3a06"/>
    </style:style>
    <style:style style:name="T4" style:family="text">
      <style:text-properties officeooo:rsid="000fd0d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fd0d3"/>
    </style:style>
    <style:style style:name="T8" style:family="text">
      <style:text-properties officeooo:rsid="00117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nsitive Mirror Theorem<text:span text:style-name="T3">s</text:span></text:p>
      <text:p text:style-name="P2">by Sven Nilsen, 2021</text:p>
      <text:p text:style-name="P1"/>
      <text:p text:style-name="P5">In this paper I present <text:span text:style-name="T8">three</text:span> transitive mirror theorem<text:span text:style-name="T3">s</text:span> found in Path Semantical Logic.</text:p>
      <text:p text:style-name="P1"/>
      <text:p text:style-name="P6">Similar to Normal<text:span text:style-name="T6"><text:reference-ref text:reference-format="text" text:ref-name="implication theorem">[1]</text:reference-ref></text:span> and Abstract<text:span text:style-name="T6"><text:reference-ref text:reference-format="text" text:ref-name="abstract implication theorem">[2]</text:reference-ref></text:span> Implication Theorems, there are two Transitive Mirror Theorems, which are proofs in Path Semantical Logic<text:span text:style-name="T6"><text:reference-ref text:reference-format="text" text:ref-name="path semantical logic">[3]</text:reference-ref></text:span>:</text:p>
      <text:p text:style-name="P6"/>
      <text:p text:style-name="P6"><text:tab/><text:span text:style-name="T1">(a, b) (C, D):<text:tab/><text:tab/><text:tab/><text:tab/><text:tab/><text:tab/>Normal Transitive Mirror Theorem</text:span></text:p>
      <text:p text:style-name="P3"><text:tab/><text:span text:style-name="T2">(</text:span>a =&gt; b<text:span text:style-name="T2">),</text:span> b<text:span text:style-name="T2">(C),</text:span> b<text:span text:style-name="T2">(D) <text:s/>=&gt; <text:s/>(C = D)</text:span></text:p>
      <text:p text:style-name="P3"/>
      <text:p text:style-name="P6"><text:tab/><text:span text:style-name="T1">(a, b) (C, D):<text:tab/><text:tab/><text:tab/><text:tab/><text:tab/><text:tab/></text:span>Abstract<text:span text:style-name="T1"> Transitive Mirror Theorem</text:span></text:p>
      <text:p text:style-name="P4"><text:tab/><text:span text:style-name="T2">(</text:span>a =&gt; b<text:span text:style-name="T2">),</text:span> b<text:span text:style-name="T2">(C)=</text:span>b<text:span text:style-name="T2">(D) <text:s/>=&gt; <text:s/>(C = D)</text:span></text:p>
      <text:p text:style-name="P4"/>
      <text:p text:style-name="P7"><text:tab/><text:span text:style-name="T1">(a, b) (C, D):<text:tab/><text:tab/><text:tab/><text:tab/><text:tab/><text:tab/>Transitive One-Way Mirror Theorem</text:span></text:p>
      <text:p text:style-name="P4"><text:tab/><text:span text:style-name="T2">(</text:span>a =&gt; b<text:span text:style-name="T2">),</text:span> b<text:span text:style-name="T2">(C)=&gt;</text:span>b<text:span text:style-name="T2">(D) <text:s/>=&gt; <text:s/>(C =&gt; D)</text:span></text:p>
      <text:p text:style-name="P3"/>
      <text:p text:style-name="P6">Here, the tuple `(a, b)` has level <text:span text:style-name="T4">0</text:span> and the tuple `(C, D)` has level <text:span text:style-name="T4">1</text:span>.</text:p>
      <text:p text:style-name="P6">The notation `b(C)` means `b=&gt;C` where `C` is at a <text:span text:style-name="T4">higher</text:span> level.</text:p>
      <text:p text:style-name="P6">Notice that <text:span text:style-name="T4">these levels follow the new standard order</text:span><text:span text:style-name="T7"><text:reference-ref text:reference-format="text" text:ref-name="new standard order for levels">[4]</text:reference-ref></text:span><text:span text:style-name="T4">.</text:span></text:p>
      <text:p text:style-name="P6"/>
      <text:p text:style-name="P7">There is no corresponding <text:span text:style-name="T8">analogue of </text:span>the Constrained Implication Theorem<text:span text:style-name="T6"><text:reference-ref text:reference-format="text" text:ref-name="constrained implication theorem">[5]</text:reference-ref></text:span>.</text:p>
      <text:p text:style-name="P10">However, there is a related “one-way mirror” version that has `<text:span text:style-name="T2">C =&gt; D</text:span>` instead.</text:p>
      <text:p text:style-name="P4"/>
      <text:p text:style-name="P1"><text:span text:style-name="T8">The Normal Transitive Mirror Theorem written in an alternative notation</text:span>:</text:p>
      <text:p text:style-name="P1"/>
      <text:p text:style-name="P1"><text:tab/>(a, b) (<text:span text:style-name="T2">c</text:span>, <text:span text:style-name="T2">d</text:span>):</text:p>
      <text:p text:style-name="P1"><text:tab/>a =&gt; b</text:p>
      <text:p text:style-name="P1"><text:tab/>b =&gt; c</text:p>
      <text:p text:style-name="P1"><text:tab/>b =&gt; d</text:p>
      <text:p text:style-name="P1"><text:tab/>--------</text:p>
      <text:p text:style-name="P1"><text:tab/>c = d</text:p>
      <text:p text:style-name="P1"/>
      <text:p text:style-name="P1">The “mirror” happens by `a =&gt; b` being transported into `c = d`, despite `a =&gt; b` being directional.</text:p>
      <text:p text:style-name="P1">Since `b` implies both `c` and `d`, by transitivity `a` also implies both `c` and `d`.</text:p>
      <text:p text:style-name="P1"/>
      <text:p text:style-name="P1">This can be interpreted as `c` and `d` being mirrored <text:span text:style-name="T2">or swapped</text:span> at each end-point of `a =&gt; b`:</text:p>
      <text:p text:style-name="P1"/>
      <text:p text:style-name="P1"><text:tab/>(a =&gt; c) ∧ (b =&gt; d)<text:tab/><text:tab/>(a =&gt; d) ∧ (b =&gt; c)</text:p>
      <text:p text:style-name="P1"/>
      <text:h text:style-name="P11" text:outline-level="3">References:</text:h>
      <text:p text:style-name="P8"/>
      <text:p text:style-name="P9"><text:reference-mark-start text:name="implication theorem"/>[1]<text:reference-mark-end text:name="implication theorem"/><text:tab/>“Implication Theorem”</text:p>
      <text:p text:style-name="P9"><text:tab/>Sven Nilsen, 2020</text:p>
      <text:p text:style-name="P9"><text:tab/><text:a xlink:type="simple" xlink:href="https://github.com/advancedresearch/path_semantics/blob/master/papers-wip/implication-theorem.pdf" text:style-name="Internet_20_link" text:visited-style-name="Visited_20_Internet_20_Link"><text:span text:style-name="T5">https://github.com/advancedresearch/path_semantics/blob/master/papers-wip/implication-theorem.pdf</text:span></text:a></text:p>
      <text:p text:style-name="P9"/>
      <text:p text:style-name="P9"><text:reference-mark-start text:name="abstract implication theorem"/>[2]<text:reference-mark-end text:name="abstract implication theorem"/><text:tab/>“Abstract Implication Theorem”</text:p>
      <text:p text:style-name="P9"><text:tab/>Sven Nilsen, 2020</text:p>
      <text:p text:style-name="P9"><text:tab/><text:a xlink:type="simple" xlink:href="https://github.com/advancedresearch/path_semantics/blob/master/papers-wip/abstract-implication-theorem.pdf" text:style-name="Internet_20_link" text:visited-style-name="Visited_20_Internet_20_Link"><text:span text:style-name="T5">https://github.com/advancedresearch/path_semantics/blob/master/papers-wip/abstract-implication-theorem.pdf</text:span></text:a></text:p>
      <text:p text:style-name="P9"/>
      <text:p text:style-name="P9"><text:reference-mark-start text:name="path semantical logic"/>[3]<text:reference-mark-end text:name="path semantical logic"/><text:tab/>“Path Semantical Logic”</text:p>
      <text:p text:style-name="P9"><text:tab/>AdvancedResearch – Reading sequence on Path Semantical Logic</text:p>
      <text:p text:style-name="P9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9"/>
      <text:p text:style-name="P9"><text:reference-mark-start text:name="new standard order for levels"/>[4]<text:reference-mark-end text:name="new standard order for levels"/><text:tab/>“New Standard Order for Levels”</text:p>
      <text:p text:style-name="P9"><text:tab/>Sven Nilsen, 2021</text:p>
      <text:p text:style-name="P9"><text:tab/><text:a xlink:type="simple" xlink:href="https://github.com/advancedresearch/path_semantics/blob/master/papers-wip2/new-standard-order-for-levels.pdf" text:style-name="Internet_20_link" text:visited-style-name="Visited_20_Internet_20_Link"><text:span text:style-name="T5">https://github.com/advancedresearch/path_semantics/blob/master/papers-wip2/new-standard-order-for-levels.pdf</text:span></text:a></text:p>
      <text:p text:style-name="P9"/>
      <text:p text:style-name="P10"><text:reference-mark-start text:name="constrained implication theorem"/>[5]<text:reference-mark-end text:name="constrained implication theorem"/><text:tab/>“Constrained Implication Theorem”</text:p>
      <text:p text:style-name="P10"><text:tab/>Sven Nilsen, 2020</text:p>
      <text:p text:style-name="P10"><text:tab/><text:a xlink:type="simple" xlink:href="https://github.com/advancedresearch/path_semantics/blob/master/papers-wip/constrained-implication-theorem.pdf" text:style-name="Internet_20_link" text:visited-style-name="Visited_20_Internet_20_Link"><text:span text:style-name="T5">https://github.com/advancedresearch/path_semantics/blob/master/papers-wip/constrained-implication-theorem.pd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2:02:22.369884000</meta:creation-date>
    <dc:date>2021-06-10T13:20:59.842183000</dc:date>
    <meta:editing-duration>PT7M56S</meta:editing-duration>
    <meta:editing-cycles>1</meta:editing-cycles>
    <meta:document-statistic meta:table-count="0" meta:image-count="0" meta:object-count="0" meta:page-count="2" meta:paragraph-count="42" meta:word-count="292" meta:character-count="2163" meta:non-whitespace-character-count="1867"/>
    <meta:generator>LibreOffice/5.1.2.2$MacOSX_X86_64 LibreOffice_project/d3bf12ecb743fc0d20e0be0c58ca359301eb705f</meta:generator>
  </office:meta>
</office:document-meta>
</file>